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5in"/>
          <style:tab-stop style:position="3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25in"/>
          <style:tab-stop style:position="2.5in"/>
          <style:tab-stop style:position="2.5626in"/>
          <style:tab-stop style:position="2.75in"/>
          <style:tab-stop style:position="3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200%"/>
    </style:style>
    <style:style style:name="P4" style:family="paragraph" style:parent-style-name="Standard">
      <style:paragraph-properties fo:margin-top="0in" fo:margin-bottom="0in" loext:contextual-spacing="false" fo:line-height="2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200%" fo:text-align="center" style:justify-single-word="false">
        <style:tab-stops>
          <style:tab-stop style:position="3.25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200%">
        <style:tab-stops>
          <style:tab-stop style:position="2.25in"/>
          <style:tab-stop style:position="2.5in"/>
          <style:tab-stop style:position="2.5626in"/>
          <style:tab-stop style:position="3in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200%">
        <style:tab-stops>
          <style:tab-stop style:position="2.25in"/>
          <style:tab-stop style:position="2.5in"/>
          <style:tab-stop style:position="2.5626in"/>
          <style:tab-stop style:position="2.75in"/>
          <style:tab-stop style:position="3in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3in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3in"/>
        </style:tab-stops>
      </style:paragraph-properties>
      <style:text-properties officeooo:paragraph-rsid="000ed0d7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2.5in"/>
          <style:tab-stop style:position="2.75in"/>
          <style:tab-stop style:position="3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officeooo:rsid="000ed0d7" officeooo:paragraph-rsid="000ed0d7"/>
    </style:style>
    <style:style style:name="P12" style:family="paragraph" style:parent-style-name="Standard">
      <style:paragraph-properties fo:margin-left="2.5in" fo:margin-right="0in" fo:margin-top="0in" fo:margin-bottom="0in" loext:contextual-spacing="false" fo:line-height="100%" fo:text-indent="0in" style:auto-text-indent="false">
        <style:tab-stops>
          <style:tab-stop style:position="3in"/>
        </style:tab-stops>
      </style:paragraph-properties>
    </style:style>
    <style:style style:name="P13" style:family="paragraph" style:parent-style-name="Standard">
      <style:paragraph-properties fo:margin-left="2.5in" fo:margin-right="0in" fo:margin-top="0in" fo:margin-bottom="0in" loext:contextual-spacing="false" fo:line-height="100%" fo:text-indent="0in" style:auto-text-indent="false">
        <style:tab-stops>
          <style:tab-stop style:position="3in"/>
        </style:tab-stops>
      </style:paragraph-properties>
      <style:text-properties officeooo:paragraph-rsid="000ed0d7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0ed0d7" style:font-style-asian="italic"/>
    </style:style>
    <style:style style:name="T3" style:family="text">
      <style:text-properties officeooo:rsid="000ed0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 WEB INTERFACE FOR CLEARPATH UNMANNED GROUND VEHICLE NAVIGATION, MAPPING, AND CONTROL</text:p>
      <text:p text:style-name="P4">By</text:p>
      <text:p text:style-name="P11">Daniel P. Randle, B.S.</text:p>
      <text:p text:style-name="P4"/>
      <text:p text:style-name="P4"/>
      <text:p text:style-name="P4">A Project Submitted in Partial Fulfillment of the Requirements</text:p>
      <text:p text:style-name="P4">for the Degree of</text:p>
      <text:p text:style-name="P4"/>
      <text:p text:style-name="P11">Master of Science</text:p>
      <text:p text:style-name="P4">in</text:p>
      <text:p text:style-name="P11">Electrical Engineering</text:p>
      <text:p text:style-name="P4"/>
      <text:p text:style-name="P4">University of Alaska Fairbanks</text:p>
      <text:p text:style-name="P11">May 2023</text:p>
      <text:p text:style-name="P3"/>
      <text:p text:style-name="P3"/>
      <text:p text:style-name="P1"/>
      <text:p text:style-name="P1"><text:tab/>APPROVED: <text:tab/><text:tab/><text:tab/><text:tab/></text:p>
      <text:p text:style-name="P8"><text:tab/><text:span text:style-name="T3">Michael Hatfield</text:span>, Committee Chair</text:p>
      <text:p text:style-name="P9"><text:tab/>Dejan Raskovic, Committee Member</text:p>
      <text:p text:style-name="P9"><text:tab/>Orion Lawlor, Committee Member</text:p>
      <text:p text:style-name="P13"><text:tab/>Denise Thorsen, Chair</text:p>
      <text:p text:style-name="P12"><text:tab/><text:tab/><text:span text:style-name="T1">Department of </text:span><text:span text:style-name="T2">Electrical Engineering</text:span></text:p>
      <text:p text:style-name="P8"><text:tab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gan L Blanchard</meta:initial-creator>
    <meta:editing-cycles>4</meta:editing-cycles>
    <meta:print-date>2016-06-08T21:52:00</meta:print-date>
    <meta:creation-date>2016-06-13T20:49:00</meta:creation-date>
    <dc:date>2023-04-17T22:07:08.646888642</dc:date>
    <meta:editing-duration>PT17M</meta:editing-duration>
    <meta:generator>LibreOffice/6.4.7.2$Linux_X86_64 LibreOffice_project/40$Build-2</meta:generator>
    <meta:document-statistic meta:table-count="0" meta:image-count="0" meta:object-count="0" meta:page-count="1" meta:paragraph-count="17" meta:word-count="62" meta:character-count="442" meta:non-whitespace-character-count="383"/>
    <meta:user-defined meta:name="AppVersion">16.0000</meta:user-defined>
    <meta:user-defined meta:name="Company">University of Alaska Fairban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